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style:text-line-through-style="soli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3_7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The Board of Comptrollers of the Philadelphia Public <text:tab/><text:tab/><text:tab/><text:tab/><text:tab/><text:tab/><text:tab/>School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<text:soft-page-break/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>Also available in AJA Microfilm, Reel #202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To the Board of Comptrollers of the Phila Public Schools./</text:p>
      <text:p text:style-name="P2">Gentlemen/</text:p>
      <text:p text:style-name="P2"><text:tab/>The Board of Hebrew Ministers beg to state that/ quite a large number of children attending public schools/ belong to the ancient faith Israelitish. <text:s/>They do not suffer in comparison/ with their fellow-students of the Christian belief, and they are/ ambitious to keep their standing. <text:s/>Bound by the rules/ of their religion to stay away from school during the festivals,/ they willingly apply themselves to make up the lessons omitted./ <text:s/>But though they may neglect none, yet, some of the teachers,/ ignoring altogether the unavoidable cause of the absence,/ give them a mark, that lowers their position, and hence/ works against their promotion. <text:s/>This Board relying/ on the sentiments of broad liberality, which govern our country,/ and which your body naturally wish to carry out, hope/ that teachers will be made by your direction to discontinue/ an insidious practice. <text:s/>They address you on behalf/ of many <text:span text:style-name="T1">Jewish</text:span> parents, anxious that their sons and daughters/ lose naught of their average, because attending to religious/ duties. <text:s/>Your act of justice, Gentlemen, will be ap-/preciated by the Jewish community, while it will personally oblige &amp;c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8T15:45:34.97</meta:creation-date>
    <dc:date>2012-02-29T13:48:50.74</dc:date>
    <dc:creator>Penn Libraries</dc:creator>
    <meta:editing-duration>PT00H06M29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64" meta:word-count="360" meta:character-count="2523"/>
  </office:meta>
</office:document-meta>
</file>